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10.1153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37bf20" officeooo:paragraph-rsid="0037bf20"/>
    </style:style>
    <style:style style:name="P2" style:family="paragraph" style:parent-style-name="Table_20_Contents">
      <style:text-properties fo:color="#00a933" officeooo:rsid="0037bf20" officeooo:paragraph-rsid="0037bf20"/>
    </style:style>
    <style:style style:name="P3" style:family="paragraph" style:parent-style-name="Standard">
      <style:text-properties officeooo:rsid="001842b9" officeooo:paragraph-rsid="001842b9"/>
    </style:style>
    <style:style style:name="P4" style:family="paragraph" style:parent-style-name="Standard">
      <style:text-properties officeooo:rsid="000ba7f0" officeooo:paragraph-rsid="000ba7f0"/>
    </style:style>
    <style:style style:name="P5" style:family="paragraph" style:parent-style-name="Table_20_Contents">
      <style:text-properties fo:color="#00a933" officeooo:rsid="0037bf20" officeooo:paragraph-rsid="0037bf20"/>
    </style:style>
    <style:style style:name="T1" style:family="text">
      <style:text-properties fo:color="#00a933"/>
    </style:style>
    <style:style style:name="T2" style:family="text">
      <style:text-properties fo:color="#00a9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<text:bookmark-start text:name="__DdeLink__137_982470370"/>Creating python3.7 virtual environment → </text:p>
      <text:p text:style-name="P4"/>
      <text:p text:style-name="P4"/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1">Very very important-- vertual environment creation →</text:p>
            <text:p text:style-name="P1"/>
          </table:table-cell>
        </table:table-row>
        <table:table-row>
          <table:table-cell table:style-name="Table4.A2" office:value-type="string">
            <text:p text:style-name="P1">taxi@taxi-HP-ProBook-4540s:~/pythonSnippets$ s<text:span text:style-name="T1">udo apt-get install python3.7-venv</text:span></text:p>
            <text:p text:style-name="P2"/>
            <text:p text:style-name="P1">Reading package lists... Done</text:p>
            <text:p text:style-name="P1">Building dependency tree <text:s text:c="6"/></text:p>
            <text:p text:style-name="P1">Reading state information... Done</text:p>
            <text:p text:style-name="P1">python3.7-venv is already the newest version (3.7.3-2~18.10).</text:p>
            <text:p text:style-name="P1">0 upgraded, 0 newly installed, 0 to remove and 0 not upgraded.</text:p>
            <text:p text:style-name="P1">taxi@taxi-HP-ProBook-4540s:~/pythonSnippets$<text:span text:style-name="T1"> python --version</text:span></text:p>
            <text:p text:style-name="P2">Python 2.7.16</text:p>
            <text:p text:style-name="P1">taxi@taxi-HP-ProBook-4540s:~/pythonSnippets$ ls</text:p>
            <text:p text:style-name="P1">taxi@taxi-HP-ProBook-4540s:~/pythonSnippets$ <text:span text:style-name="T2">ls -a</text:span></text:p>
            <text:p text:style-name="P1">. <text:s/>..</text:p>
            <text:p text:style-name="P1">taxi@taxi-HP-ProBook-4540s:~/pythonSnippets$<text:span text:style-name="T1"> python3 -m venv myvenv</text:span></text:p>
            <text:p text:style-name="P1">taxi@taxi-HP-ProBook-4540s:~/pythonSnippets$ <text:span text:style-name="T1">ls</text:span></text:p>
            <text:p text:style-name="P2">myvenv</text:p>
            <text:p text:style-name="P1">taxi@taxi-HP-ProBook-4540s:~/pythonSnippets$<text:span text:style-name="T1"> source myvenv/bin/activate</text:span></text:p>
            <text:p text:style-name="P1">(myvenv) taxi@taxi-HP-ProBook-4540s:~/pythonSnippets$<text:span text:style-name="T1"> python --version</text:span></text:p>
            <text:p text:style-name="P2">Python 3.7.3</text:p>
            <text:p text:style-name="P1">(myvenv) taxi@taxi-HP-ProBook-4540s:~/pythonSnippets$ </text:p>
          </table:table-cell>
        </table:table-row>
      </table:table>
      <text:p text:style-name="Standard"><text:bookmark-end text:name="__DdeLink__137_98247037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16.54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0:43:57.091279812</meta:creation-date>
    <dc:date>2019-10-08T19:37:34.344245053</dc:date>
    <meta:editing-duration>PT8H40M39S</meta:editing-duration>
    <meta:editing-cycles>2</meta:editing-cycles>
    <meta:generator>LibreOffice/6.1.6.3$Linux_X86_64 LibreOffice_project/10$Build-3</meta:generator>
    <meta:document-statistic meta:table-count="1" meta:image-count="0" meta:object-count="0" meta:page-count="1" meta:paragraph-count="20" meta:word-count="80" meta:character-count="892" meta:non-whitespace-character-count="824"/>
  </office:meta>
</office:document-meta>
</file>